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0.809cm"/>
    </style:style>
    <style:style style:name="co3" style:family="table-column">
      <style:table-column-properties fo:break-before="auto" style:column-width="7.357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4.655cm"/>
    </style:style>
    <style:style style:name="co6" style:family="table-column">
      <style:table-column-properties fo:break-before="auto" style:column-width="7.8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X58100-stm32-etherca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 (my cryptic ref for suppier)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2,B1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EG221S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,B7,B4,B6,B5</text:p>
          </table:table-cell>
          <table:table-cell office:value-type="string" calcext:value-type="string">
            <text:p>C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M18EG221SN1D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B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7,C15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3,C21,C24,C22,C19,C25,C26,C20</text:p>
          </table:table-cell>
          <table:table-cell office:value-type="string" calcext:value-type="string">
            <text:p>C_0805_2012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EB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35,C32,C44,C30</text:p>
          </table:table-cell>
          <table:table-cell office:value-type="string" calcext:value-type="string">
            <text:p>C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45,C36,C34,C37,C38,C9,C39,C27,C13,C12,C40,C10,C8,C6,C29,C11,C46,C28,C3,C33,C41,C5,C2,C31,C18,C43,C14,C4,C7,C1</text:p>
          </table:table-cell>
          <table:table-cell office:value-type="string" calcext:value-type="string">
            <text:p>C_0805_2012Metr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EB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49,C5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52,C51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LED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 led</text:p>
          </table:table-cell>
          <table:table-cell table:number-columns-repeated="163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LED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1,OUT1</text:p>
          </table:table-cell>
          <table:table-cell office:value-type="string" calcext:value-type="string">
            <text:p>PulseJack JB0011D01BN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0011D01BNL</text:p>
          </table:table-cell>
          <table:table-cell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ST_XH_B3B-XH-A_1x03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1</text:p>
          </table:table-cell>
          <table:table-cell table:number-columns-repeated="163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1</text:p>
          </table:table-cell>
          <table:table-cell table:number-columns-repeated="1637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2</text:p>
          </table:table-cell>
          <table:table-cell table:number-columns-repeated="163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3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ST_XH_B5B-XH-A_1x05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 4</text:p>
          </table:table-cell>
          <table:table-cell table:number-columns-repeated="163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JST_XH_B6B-XH-A_1x06_P2.50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6_Pin</text:p>
          </table:table-cell>
          <table:table-cell table:number-columns-repeated="1637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usart1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 1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ST_XH_B4B-XH-A_1x04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 2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 bus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1,R7,R30,R12,R5,R10,R38,R13,R40,R33,R8</text:p>
          </table:table-cell>
          <table:table-cell office:value-type="string" calcext:value-type="string">
            <text:p>R_0805_2012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2,R18,R19,R20,R17,R23,R21,R24</text:p>
          </table:table-cell>
          <table:table-cell office:value-type="string" calcext:value-type="string">
            <text:p>R_0805_2012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,9 (51)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8,R39,R25,R41,R26,R44,R27</text:p>
          </table:table-cell>
          <table:table-cell office:value-type="string" calcext:value-type="string">
            <text:p>R_0805_2012Metric</text:p>
          </table:table-cell>
          <table:table-cell office:value-type="float" office:value="7" calcext:value-type="float">
            <text:p>7</text:p>
          </table:table-cell>
          <table:table-cell office:value-type="float" office:value="510" calcext:value-type="float">
            <text:p>510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,R49,R2,R48,R1</text:p>
          </table:table-cell>
          <table:table-cell office:value-type="string" calcext:value-type="string">
            <text:p>R_0805_2012Metric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C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9,R61,R51,R45,R60,R58,R50,R57,R53,R52,R56,R55,R46,R54</text:p>
          </table:table-cell>
          <table:table-cell office:value-type="string" calcext:value-type="string">
            <text:p>R_0805_2012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B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1%</text:p>
          </table:table-cell>
          <table:table-cell table:number-columns-repeated="163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XKB_TS-118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 PB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80-1EP_10x10mm_P0.4mm_EP5.3x4.5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X58100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32A</text:p>
          </table:table-cell>
          <table:table-cell table:number-columns-repeated="163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1.2</text:p>
          </table:table-cell>
          <table:table-cell office:value-type="string" calcext:value-type="string">
            <text:p>EB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GT6</text:p>
          </table:table-cell>
          <table:table-cell table:number-columns-repeated="1637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SeikoEpson_TSX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K25.000AE12F-KAB6-12</text:p>
          </table:table-cell>
          <table:table-cell office:value-type="string" calcext:value-type="string">
            <text:p>EC Kristall 25MHz SMD 3.2×2.5mm 12pF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AE</text:p>
          </table:table-cell>
          <table:table-cell table:number-columns-repeated="16378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AX58100-stm32-ethercat'.A1:'AX58100-stm32-ethercat'.F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3-12-25T21:47:51.063000000</dc:date>
    <meta:editing-duration>PT27M11S</meta:editing-duration>
    <meta:editing-cycles>3</meta:editing-cycles>
    <meta:document-statistic meta:table-count="1" meta:cell-count="215" meta:object-count="0"/>
  </office:meta>
</office:document-meta>
</file>